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en" svg:font-family="Verdanen"/>
    <style:font-face style:name="Verdana" svg:font-family="Verdana" style:font-family-generic="swiss"/>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color="#000000" style:font-name="Verdana" fo:font-size="11pt" fo:font-weight="bold" officeooo:paragraph-rsid="000029a9" style:font-size-asian="11pt" style:font-weight-asian="bold" style:font-size-complex="11pt" style:font-weight-complex="bold"/>
    </style:style>
    <style:style style:name="P2" style:family="paragraph" style:parent-style-name="Text_20_body">
      <style:text-properties fo:color="#000000" style:font-name="Verdana" fo:font-size="11pt" fo:font-weight="bold" officeooo:paragraph-rsid="000029a9" fo:background-color="#ffffff" style:font-size-asian="11pt" style:font-weight-asian="bold" style:font-size-complex="11pt" style:font-weight-complex="bold"/>
    </style:style>
    <style:style style:name="P3" style:family="paragraph" style:parent-style-name="Text_20_body">
      <style:text-properties fo:color="#000000" style:font-name="Verdana" fo:font-size="11pt" fo:font-weight="normal" officeooo:paragraph-rsid="000029a9" fo:background-color="#ffffff" style:font-size-asian="11pt" style:font-weight-asian="normal" style:font-size-complex="11pt" style:font-weight-complex="normal"/>
    </style:style>
    <style:style style:name="P4" style:family="paragraph" style:parent-style-name="Text_20_body">
      <style:text-properties fo:color="#000000" style:font-name="Verdanen" fo:font-size="11pt" fo:font-weight="bold" officeooo:paragraph-rsid="000029a9" style:font-size-asian="11pt" style:font-weight-asian="bold" style:font-size-complex="11pt" style:font-weight-complex="bold"/>
    </style:style>
    <style:style style:name="P5" style:family="paragraph" style:parent-style-name="Text_20_body">
      <style:text-properties fo:color="#008080" style:font-name="Verdana" fo:font-size="11pt" fo:font-weight="normal" officeooo:paragraph-rsid="000029a9" style:font-size-asian="11pt" style:font-weight-asian="normal" style:font-size-complex="11pt" style:font-weight-complex="normal"/>
    </style:style>
    <style:style style:name="P6" style:family="paragraph" style:parent-style-name="Text_20_body">
      <style:text-properties fo:color="#008080" style:font-name="Verdana" officeooo:paragraph-rsid="000029a9"/>
    </style:style>
    <style:style style:name="P7" style:family="paragraph" style:parent-style-name="Text_20_body">
      <style:text-properties fo:color="#008080" style:font-name="Verdanen" fo:font-size="11pt" fo:font-weight="normal" officeooo:paragraph-rsid="000029a9" style:font-size-asian="11pt" style:font-weight-asian="normal" style:font-size-complex="11pt" style:font-weight-complex="normal"/>
    </style:style>
    <style:style style:name="P8" style:family="paragraph" style:parent-style-name="Text_20_body">
      <style:text-properties style:font-name="Verdana" officeooo:paragraph-rsid="000029a9"/>
    </style:style>
    <style:style style:name="P9" style:family="paragraph" style:parent-style-name="Text_20_body">
      <style:text-properties officeooo:paragraph-rsid="000029a9"/>
    </style:style>
    <style:style style:name="P10" style:family="paragraph" style:parent-style-name="Text_20_body">
      <style:paragraph-properties fo:break-before="page"/>
      <style:text-properties fo:color="#000000" style:font-name="Verdana" fo:font-size="11pt" fo:font-weight="bold" officeooo:paragraph-rsid="000029a9" style:font-size-asian="11pt" style:font-weight-asian="bold" style:font-size-complex="11pt" style:font-weight-complex="bold"/>
    </style:style>
    <style:style style:name="P11" style:family="paragraph" style:parent-style-name="Preformatted_20_Text">
      <style:text-properties fo:color="#000000" style:font-name="Verdanen" fo:font-size="11pt" fo:font-weight="normal" officeooo:paragraph-rsid="000029a9" fo:background-color="#ffffff" style:font-size-asian="11pt" style:font-weight-asian="normal" style:font-size-complex="11pt" style:font-weight-complex="normal"/>
    </style:style>
    <style:style style:name="P12" style:family="paragraph" style:parent-style-name="Preformatted_20_Text">
      <style:paragraph-properties fo:margin-top="0in" fo:margin-bottom="0.1965in" style:contextual-spacing="false"/>
      <style:text-properties officeooo:paragraph-rsid="000029a9"/>
    </style:style>
    <style:style style:name="P13" style:family="paragraph" style:parent-style-name="Heading_20_3">
      <style:text-properties fo:color="#000000" style:font-name="Verdana" fo:font-size="11pt" fo:font-weight="bold" officeooo:paragraph-rsid="000029a9" style:font-size-asian="11pt" style:font-weight-asian="bold" style:font-size-complex="11pt" style:font-weight-complex="bold"/>
    </style:style>
    <style:style style:name="P14" style:family="paragraph" style:parent-style-name="Heading_20_3">
      <style:text-properties fo:color="#000000" style:font-name="Verdana" fo:font-size="11pt" style:text-underline-style="solid" style:text-underline-width="auto" style:text-underline-color="font-color" fo:font-weight="normal" officeooo:paragraph-rsid="000029a9" fo:background-color="#ffffff" style:font-size-asian="11pt" style:font-weight-asian="normal" style:font-size-complex="11pt" style:font-weight-complex="normal"/>
    </style:style>
    <style:style style:name="T1" style:family="text">
      <style:text-properties style:font-name="Verdana"/>
    </style:style>
    <style:style style:name="T2" style:family="text">
      <style:text-properties style:font-name="Verdana" fo:background-color="#ffffff"/>
    </style:style>
    <style:style style:name="T3" style:family="text">
      <style:text-properties style:font-name="Verdana" fo:font-weight="normal" style:font-weight-asian="normal" style:font-weight-complex="normal"/>
    </style:style>
    <style:style style:name="T4" style:family="text">
      <style:text-properties fo:color="#000000" style:font-name="Verdana" fo:background-color="#ffffff"/>
    </style:style>
    <style:style style:name="T5" style:family="text">
      <style:text-properties fo:font-weight="normal" style:font-weight-asian="normal" style:font-weight-complex="normal"/>
    </style:style>
    <style:style style:name="T6" style:family="text">
      <style:text-properties fo:color="#008080" style:font-name="Verdana"/>
    </style:style>
    <style:style style:name="T7" style:family="text">
      <style:text-properties fo:color="#008080" style:font-name="Verdana"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Installing Puppet Ent.</text:p>
      <text:p text:style-name="P1"/>
      <text:p text:style-name="P1">- Matsre installation</text:p>
      <text:h text:style-name="P13" text:outline-level="3"><text:bookmark text:name="firewall-configuration"/>Firewall Configuration</text:h>
      <text:p text:style-name="P9">Configure your firewalls to accommodate Puppet Enterprise’s network traffic. In brief: you should open up ports <text:span text:style-name="Strong_20_Emphasis">8140, 8081, 61613, and 443.</text:span> The more detailed version is:</text:p>
      <text:p text:style-name="P5">1er) tar -xvzf puppet-enterprise-3.3.0-el-6-x86_64.tar.gz ; cd tar -xvzf puppet-enterprise-3.3.0-el-6-x86_64 ; ./puppet-enterprise-installer</text:p>
      <text:p text:style-name="P5"/>
      <text:p text:style-name="P7"><text:span text:style-name="T1">2e) </text:span><text:a xlink:type="simple" xlink:href="https://puppetmaster.example.net:3000/"><text:span text:style-name="T1">https://puppetmaster.example.net:3000</text:span></text:a><text:span text:style-name="T1"> </text:span></text:p>
      <text:p text:style-name="P7"><text:span text:style-name="T4">To point the agent at a master called “master.example.com,” run </text:span><text:span text:style-name="Source_20_Text"><text:span text:style-name="T4">p</text:span></text:span><text:span text:style-name="Source_20_Text"><text:span text:style-name="T2">uppet config set server master.example.com</text:span></text:span><text:span text:style-name="T2">.</text:span><text:span text:style-name="T4"> This will add the setting </text:span><text:span text:style-name="Source_20_Text"><text:span text:style-name="T4">server = puppetmaster.example.com</text:span></text:span><text:span text:style-name="T4"> to the </text:span><text:span text:style-name="Source_20_Text"><text:span text:style-name="T4">[main]</text:span></text:span><text:span text:style-name="T4"> section of </text:span><text:span text:style-name="Source_20_Text"><text:span text:style-name="T4">puppet.conf</text:span></text:span><text:span text:style-name="T4">. To set the certname for the agent, run </text:span><text:span text:style-name="Source_20_Text"><text:span text:style-name="T2">puppet config set certname agent.example.com</text:span></text:span><text:span text:style-name="T4">. For more details, see </text:span><text:a xlink:type="simple" xlink:href="http://docs.puppetlabs.com/pe/latest/config_set.html">the documentation for </text:a><text:a xlink:type="simple" xlink:href="http://docs.puppetlabs.com/pe/latest/config_set.html"><text:span text:style-name="Source_20_Text"><text:span text:style-name="T4">puppet config set</text:span></text:span></text:a><text:span text:style-name="T4">.</text:span></text:p>
      <text:p text:style-name="P1">- Agent installation</text:p>
      <text:p text:style-name="P1"><text:span text:style-name="T5">The puppet master that you’ve installed hosts a package repository for the agent of the same OS and architecture as the puppet master. When you run the installation script on your agent (for example</text:span>,</text:p>
      <text:p text:style-name="P4"><text:span text:style-name="Source_20_Text"><text:span text:style-name="T7">curl -k https://&lt;master.example.com&gt;:8140/packages/current/install.bash | sudo bash</text:span></text:span><text:span text:style-name="T7">), the script will detect the OS on which it is running, set up an apt (or yum, or zypper)</text:span><text:span text:style-name="T1"> </text:span></text:p>
      <text:p text:style-name="P4"><text:span text:style-name="T3">repo that refers back to the master, pull down and install the </text:span><text:span text:style-name="Source_20_Text"><text:span text:style-name="T3">pe-agent</text:span></text:span><text:span text:style-name="T3"> packages.</text:span></text:p>
      <text:p text:style-name="P9"><text:span text:style-name="T1">Note that if install.bash can’t find agent packages corresponding to the agent’s platform, it will fail with an error message telling you which </text:span><text:span text:style-name="Source_20_Text"><text:span text:style-name="T1">pe_repo</text:span></text:span><text:span text:style-name="T1"> class you need to add to the master.</text:span></text:p>
      <text:p text:style-name="P8">If your agent is the same OS and architecture as the puppet master, run the script above to set up the agent, and then continue on to </text:p>
      <text:p text:style-name="P9"><text:a xlink:type="simple" xlink:href="http://docs.puppetlabs.com/pe/latest/quick_start.html#connecting-agents-to-the-master"><text:span text:style-name="T1">Connecting Agents to the Master</text:span></text:a></text:p>
      <text:p text:style-name="P6">puppet config set certname vmhost1.example.net</text:p>
      <text:p text:style-name="P8">If your master OS and architecture is different than the agent (for example, the master is on a node running RHEL6 and you want to add an agent node running Debian 6 on AMD64 hardware) follow this example:</text:p>
      <text:h text:style-name="P14" text:outline-level="3"><text:bookmark text:name="signing-agent-certificates"/>Signing Agent Certificates</text:h>
      <text:p text:style-name="P8">Before nodes with the puppet agent component can fetch configurations or appear in the console, an administrator needs to sign their certificate requests. This helps prevent unauthorized nodes from intercepting sensitive configuration data.</text:p>
      <text:p text:style-name="P9"><text:span text:style-name="T1">After the first puppet run, which the installer should trigger at the end of installation (or it can be triggered manually with </text:span><text:span text:style-name="Source_20_Text"><text:span text:style-name="T1">puppet agent -t</text:span></text:span><text:span text:style-name="T1">), the agent will automatically submit a certificate request to the puppet master. Before the agent </text:span><text:soft-page-break/><text:span text:style-name="T1">can retrieve any configurations, a user will have to approve this certificate.</text:span></text:p>
      <text:p text:style-name="P9"><text:span text:style-name="T1">Node requests can be approved or rejected using the console’s </text:span><text:a xlink:type="simple" xlink:href="http://docs.puppetlabs.com/pe/latest/console_cert_mgmt.html"><text:span text:style-name="T1">certificate management capability</text:span></text:a><text:span text:style-name="T1">. Pending node requests are indicated in the main navigation bar. Click on this indicator to go to a page where you can see current requests, and then approve or reject them as needed.</text:span></text:p>
      <text:p text:style-name="P11"><text:span text:style-name="Source_20_Text"><text:span text:style-name="T6">$ sudo puppet cert list</text:span></text:span></text:p>
      <text:p text:style-name="P8">To sign one of the pending requests, run:</text:p>
      <text:p text:style-name="P12"><text:span text:style-name="Source_20_Text"><text:span text:style-name="T6">$ sudo puppet cert sign &lt;name&gt;</text:span></text:span></text:p>
      <text:p text:style-name="P8">After signing a new node’s certificate, it may take up to 30 minutes before that node appears in the console and begins retrieving configurations. You can use live management or the CLI to trigger a puppet run manually on the node if you want to see it right away.</text:p>
      <text:p text:style-name="P8">If you need to remove certificates (e.g., during reinstallation of a node), you can use the </text:p>
      <text:p text:style-name="P9"><text:span text:style-name="Source_20_Text"><text:span text:style-name="T1">puppet cert clean &lt;node name&gt;</text:span></text:span><text:span text:style-name="T1"> command.</text:span></text:p>
      <text:p text:style-name="P3"/>
      <text:p text:style-name="P2">Modules</text:p>
      <text:p text:style-name="P1"><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Verdanen" svg:font-family="Verdanen"/>
    <style:font-face style:name="Verdana" svg:font-family="Verdana" style:font-family-generic="swiss"/>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AR PL UMing HK" style:font-size-asian="14pt" style:font-weight-asian="bold" style:font-name-complex="Lohit Devanagari"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AR PL UMing HK1" style:font-size-asian="10pt" style:font-name-complex="Lohit Devanagari2" style:font-size-complex="10pt"/>
    </style:style>
    <style:style style:name="Source_20_Text" style:display-name="Source Text" style:family="text">
      <style:text-properties style:font-name="DejaVu Sans Mono" style:font-name-asian="AR PL UMing HK1" style:font-name-complex="Lohit Devanagari2"/>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7-25T08:16:07</meta:creation-date>
    <dc:date>2014-07-25T08:16:28</dc:date>
    <dc:creator>alex </dc:creator>
    <meta:editing-duration>P0D</meta:editing-duration>
    <meta:editing-cycles>1</meta:editing-cycles>
    <meta:generator>LibreOffice/4.0.4.2$Linux_X86_64 LibreOffice_project/400m0$Build-2</meta:generator>
    <meta:document-statistic meta:table-count="0" meta:image-count="0" meta:object-count="0" meta:page-count="2" meta:paragraph-count="27" meta:word-count="508" meta:character-count="3212" meta:non-whitespace-character-count="2727"/>
  </office:meta>
</office:document-meta>
</file>